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tude de g(x) d'ordre 1 : 001_b_3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Ordre de g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efficient</text:p>
          </table:table-cell>
          <table:table-cell office:value-type="float" office:value="-8">
            <text:p>-8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string">
            <text:p>g(x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7">17/12/2009</text:date>, <text:time>08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17T08:42:39.40</dc:date>
    <dc:creator>Franck OURION</dc:creator>
    <meta:editing-duration>PT00H24M22S</meta:editing-duration>
    <meta:editing-cycles>3</meta:editing-cycles>
    <meta:generator>OpenOffice.org/3.1$Win32 OpenOffice.org_project/310m19$Build-9420</meta:generator>
    <meta:document-statistic meta:table-count="1" meta:cell-count="7" meta:object-count="0"/>
  </office:meta>
</office:document-meta>
</file>